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p text:style-name="Text_20_body">Lorem ipsum dolor sit amet, consectetur adipiscing elit.</text:p>
      <text:h text:style-name="Heading_20_2" text:outline-level="2">Heading 2</text:h>
      <text:p text:style-name="Text_20_body">Maecenas eu dolor euismod, iaculis nisl nec, cursus mauris.</text:p>
      <text:h text:style-name="Heading_20_3" text:outline-level="3">Heading 3</text:h>
      <text:p text:style-name="Text_20_body">Curabitur fringilla sollicitudin justo, id tristique orci gravida qu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6:05:18.188853857</meta:creation-date>
    <dc:date>2014-09-17T16:06:27.057398495</dc:date>
    <meta:editing-duration>P0D</meta:editing-duration>
    <meta:editing-cycles>1</meta:editing-cycles>
    <meta:document-statistic meta:table-count="0" meta:image-count="0" meta:object-count="0" meta:page-count="1" meta:paragraph-count="6" meta:word-count="32" meta:character-count="213" meta:non-whitespace-character-count="187"/>
    <meta:generator>LibreOffice/4.2.6.3$Linux_X86_64 LibreOffice_project/420m0$Build-3</meta:generator>
  </office:meta>
</office:document-meta>
</file>